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661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3.4409in"/>
    </style:style>
    <style:style style:name="co6" style:family="table-column">
      <style:table-column-properties fo:break-before="auto" style:column-width="4.3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Liberation Serif" style:font-name-asian="DejaVu Sans" style:font-name-complex="Noto Sans Arabic UI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Component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Mouser Partnr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1N914 Sw. Diode <text:s/></text:p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T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N3904</text:p>
          </table:table-cell>
          <table:table-cell office:value-type="string" calcext:value-type="string">
            <text:p>2N3904 <text:s/></text:p>
          </table:table-cell>
          <table:table-cell office:value-type="string" calcext:value-type="string">
            <text:p>512-2N3904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N3906</text:p>
          </table:table-cell>
          <table:table-cell office:value-type="string" calcext:value-type="string">
            <text:p>2N3906 <text:s/></text:p>
          </table:table-cell>
          <table:table-cell office:value-type="string" calcext:value-type="string">
            <text:p>2N3906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6" Reverb Cable S-H273 <text:s/>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https://www.amplifiedparts.com/products/cable-rca-shielded-right-angle-plu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633AN (or AD633JN) Low Cost Analog Multiplier <text:s/></text:p>
          </table:table-cell>
          <table:table-cell office:value-type="string" calcext:value-type="string">
            <text:p>AD633AN (or AD633JN)*** <text:s/></text:p>
          </table:table-cell>
          <table:table-cell office:value-type="string" calcext:value-type="string">
            <text:p>584-AD633ANZ</text:p>
          </table:table-cell>
          <table:table-cell office:value-type="string" calcext:value-type="string">
            <text:p>Very expensiv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50NXA10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1uF <text:s/></text:p>
          </table:table-cell>
          <table:table-cell office:value-type="string" calcext:value-type="string">
            <text:p>232-100NA1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pacitor Tantalum </text:p>
          </table:table-cell>
          <table:table-cell office:value-type="string" calcext:value-type="string">
            <text:p>1uF 25V <text:s/></text:p>
          </table:table-cell>
          <table:table-cell office:value-type="string" calcext:value-type="string">
            <text:p>581-TAP105K025CC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01 Quad NOR <text:s/></text:p>
          </table:table-cell>
          <table:table-cell office:value-type="string" calcext:value-type="string">
            <text:p>CD4001 <text:s/></text:p>
          </table:table-cell>
          <table:table-cell table:style-name="ce4" office:value-type="string" calcext:value-type="string">
            <text:p>595-CD4001B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CD40106 <text:s text:c="2"/></text:p>
          </table:table-cell>
          <table:table-cell table:style-name="ce4" office:value-type="string" calcext:value-type="string">
            <text:p>595-CD40106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3 Dual D Flip Flop <text:s text:c="2"/></text:p>
          </table:table-cell>
          <table:table-cell office:value-type="string" calcext:value-type="string">
            <text:p>CD4013-A <text:s text:c="2"/></text:p>
          </table:table-cell>
          <table:table-cell table:style-name="ce4" office:value-type="string" calcext:value-type="string">
            <text:p>595-CD4013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93 4 Counter <text:s text:c="2"/></text:p>
          </table:table-cell>
          <table:table-cell office:value-type="string" calcext:value-type="string">
            <text:p>CD40193 <text:s text:c="2"/></text:p>
          </table:table-cell>
          <table:table-cell table:style-name="ce4" office:value-type="string" calcext:value-type="string">
            <text:p>595-CD40193BE 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CD4066 <text:s/></text:p>
          </table:table-cell>
          <table:table-cell table:style-name="ce4" office:value-type="string" calcext:value-type="string">
            <text:p>595-CD4066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67 Analog Mux/DeMux <text:s text:c="2"/></text:p>
          </table:table-cell>
          <table:table-cell office:value-type="string" calcext:value-type="string">
            <text:p>CD4067 <text:s text:c="2"/></text:p>
          </table:table-cell>
          <table:table-cell table:style-name="ce11" office:value-type="string" calcext:value-type="string">
            <office:annotation draw:style-name="gr1" draw:text-style-name="P2" svg:width="1.1413in" svg:height="0.7083in" svg:x="8.9291in" svg:y="1.8984in" draw:caption-point-x="-0.2402in" draw:caption-point-y="0.5945in">
              <dc:date>2023-05-31T00:00:00</dc:date>
              <text:p text:style-name="P1">SOIC-24</text:p>
            </office:annotation>
            <text:p>595-CD4067BM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94 8 Stage Shift/Store Reg <text:s text:c="2"/></text:p>
          </table:table-cell>
          <table:table-cell office:value-type="string" calcext:value-type="string">
            <text:p>CD4094 <text:s text:c="2"/></text:p>
          </table:table-cell>
          <table:table-cell table:style-name="ce4" office:value-type="string" calcext:value-type="string">
            <text:p>595-CD4094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514 4 Bit Latched 4 Dec. <text:s text:c="2"/></text:p>
          </table:table-cell>
          <table:table-cell office:value-type="string" calcext:value-type="string">
            <text:p>CD4514 <text:s text:c="2"/></text:p>
          </table:table-cell>
          <table:table-cell table:style-name="ce11" office:value-type="string" calcext:value-type="string">
            <office:annotation draw:style-name="gr1" draw:text-style-name="P2" svg:width="1.1413in" svg:height="0.7083in" svg:x="8.9291in" svg:y="2.2539in" draw:caption-point-x="-0.2402in" draw:caption-point-y="0.5945in">
              <dc:date>2023-05-31T00:00:00</dc:date>
              <text:p text:style-name="P1">SOIC-24</text:p>
            </office:annotation>
            <text:p>595-CD4514BM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001uF <text:s/></text:p>
          </table:table-cell>
          <table:table-cell office:value-type="string" calcext:value-type="string">
            <text:p>80-C315C102K1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002uF <text:s/></text:p>
          </table:table-cell>
          <table:table-cell table:style-name="ce4" office:value-type="string" calcext:value-type="string">
            <text:p>80-C315C222K1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01uF <text:s/></text:p>
          </table:table-cell>
          <table:table-cell office:value-type="string" calcext:value-type="string">
            <text:p>80-C316C103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022uF <text:s/></text:p>
          </table:table-cell>
          <table:table-cell table:style-name="ce4" office:value-type="string" calcext:value-type="string">
            <text:p>80-C315C223M5U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047uF <text:s/></text:p>
          </table:table-cell>
          <table:table-cell table:style-name="ce4" office:value-type="string" calcext:value-type="string">
            <text:p>80-C320C473M5U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1uF <text:s/></text:p>
          </table:table-cell>
          <table:table-cell table:style-name="ce4" office:value-type="string" calcext:value-type="string">
            <text:p>80-C320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22uF <text:s/></text:p>
          </table:table-cell>
          <table:table-cell table:style-name="ce4" office:value-type="string" calcext:value-type="string">
            <text:p>80-C320C224M5U73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47pF <text:s/></text:p>
          </table:table-cell>
          <table:table-cell office:value-type="string" calcext:value-type="string">
            <text:p>80-C325C470K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10pF <text:s/></text:p>
          </table:table-cell>
          <table:table-cell table:style-name="ce4" office:value-type="string" calcext:value-type="string">
            <text:p>80-C315C100K2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22pF <text:s/></text:p>
          </table:table-cell>
          <table:table-cell table:style-name="ce4" office:value-type="string" calcext:value-type="string">
            <text:p>581-SR151A2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4.7pF <text:s/></text:p>
          </table:table-cell>
          <table:table-cell table:style-name="ce4" office:value-type="string" calcext:value-type="string">
            <text:p>80-C315C479D1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.0047uF <text:s text:c="2"/></text:p>
          </table:table-cell>
          <table:table-cell table:style-name="ce4" office:value-type="string" calcext:value-type="string">
            <text:p>80-C320C472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470pF <text:s text:c="2"/></text:p>
          </table:table-cell>
          <table:table-cell table:style-name="ce4" office:value-type="string" calcext:value-type="string">
            <text:p>80-C315C471J1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3"/></text:p>
          </table:table-cell>
          <table:table-cell office:value-type="string" calcext:value-type="string">
            <text:p>1uF <text:s text:c="2"/></text:p>
          </table:table-cell>
          <table:table-cell table:style-name="ce4" office:value-type="string" calcext:value-type="string">
            <text:p>80-C326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.02uF <text:s/></text:p>
          </table:table-cell>
          <table:table-cell table:style-name="ce4" office:value-type="string" calcext:value-type="string">
            <text:p>80-R82EC2200DQ50J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.1uF <text:s/></text:p>
          </table:table-cell>
          <table:table-cell table:style-name="ce4" office:value-type="string" calcext:value-type="string">
            <text:p>80-C320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10pF <text:s/></text:p>
          </table:table-cell>
          <table:table-cell table:style-name="ce4" office:value-type="string" calcext:value-type="string">
            <text:p>80-C315C100K2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DT Switch <text:s text:c="2"/></text:p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633-M2022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ual Gang Pot Audio Taper <text:s text:c="2"/>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88-RK14K1220F25C0C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25ZLG10MEFC4X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15uF <text:s/></text:p>
          </table:table-cell>
          <table:table-cell table:style-name="ce4" office:value-type="string" calcext:value-type="string">
            <text:p>232-25ML15MEFC4X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2"/></text:p>
          </table:table-cell>
          <table:table-cell office:value-type="string" calcext:value-type="string">
            <text:p>100uF <text:s text:c="2"/></text:p>
          </table:table-cell>
          <table:table-cell table:style-name="ce4" office:value-type="string" calcext:value-type="string">
            <text:p>232-25YXJ100M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220uF <text:s/></text:p>
          </table:table-cell>
          <table:table-cell office:value-type="string" calcext:value-type="string">
            <text:p>232-25ZL220MEFC8X1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1uF <text:s text:c="2"/></text:p>
          </table:table-cell>
          <table:table-cell table:style-name="ce4" office:value-type="string" calcext:value-type="string">
            <text:p>232-50MS51MEFC4X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47uF <text:s text:c="2"/></text:p>
          </table:table-cell>
          <table:table-cell office:value-type="string" calcext:value-type="string">
            <text:p>232-25PK47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gh Speed Switching Diode <text:s/></text:p>
          </table:table-cell>
          <table:table-cell office:value-type="string" calcext:value-type="string">
            <text:p>1N914 <text:s/></text:p>
          </table:table-cell>
          <table:table-cell table:style-name="ce4" office:value-type="string" calcext:value-type="string">
            <text:p>512-1N9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ack 1/4" 2 Terminal <text:s/></text:p>
          </table:table-cell>
          <table:table-cell office:value-type="string" calcext:value-type="string">
            <text:p>jack <text:s/></text:p>
          </table:table-cell>
          <table:table-cell table:style-name="ce4" office:value-type="string" calcext:value-type="string">
            <text:p>502-35RAPC2AV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LED <text:s text:c="2"/></text:p>
          </table:table-cell>
          <table:table-cell table:style-name="ce4" office:value-type="string" calcext:value-type="string">
            <text:p>604-WP7113GD</text:p>
          </table:table-cell>
          <table:table-cell office:value-type="string" calcext:value-type="string">
            <text:p>Vf=2V If=10m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F411 Op Amp <text:s/></text:p>
          </table:table-cell>
          <table:table-cell office:value-type="string" calcext:value-type="string">
            <text:p>LF411 <text:s/></text:p>
          </table:table-cell>
          <table:table-cell table:style-name="ce4" office:value-type="string" calcext:value-type="string">
            <text:p>595-LF411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F444 Quad Op Amp <text:s text:c="2"/></text:p>
          </table:table-cell>
          <table:table-cell office:value-type="string" calcext:value-type="string">
            <text:p>LF444 <text:s text:c="2"/></text:p>
          </table:table-cell>
          <table:table-cell table:style-name="ce4" office:value-type="string" calcext:value-type="string">
            <text:p>926-LF444CN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13700 <text:s/></text:p>
          </table:table-cell>
          <table:table-cell office:value-type="string" calcext:value-type="string">
            <text:p>U5 <text:s/></text:p>
          </table:table-cell>
          <table:table-cell office:value-type="string" calcext:value-type="string">
            <office:annotation draw:style-name="gr1" draw:text-style-name="P2" svg:width="1.1413in" svg:height="0.7083in" svg:x="8.9291in" svg:y="8.1205in" draw:caption-point-x="-0.2402in" draw:caption-point-y="0.5945in">
              <dc:date>2023-05-31T00:00:00</dc:date>
              <text:p text:style-name="P1">SOIC-16</text:p>
            </office:annotation>
            <text:p>926-LM13700MX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336 2.5V Ref. <text:s text:c="2"/></text:p>
          </table:table-cell>
          <table:table-cell office:value-type="string" calcext:value-type="string">
            <text:p>LM336-2.5V <text:s text:c="2"/></text:p>
          </table:table-cell>
          <table:table-cell table:style-name="ce4" office:value-type="string" calcext:value-type="string">
            <text:p>595-LM336LPR-2-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386N-4 Low Voltage Audio Power Amp <text:s text:c="2"/></text:p>
          </table:table-cell>
          <table:table-cell office:value-type="string" calcext:value-type="string">
            <text:p>LM386N-4 <text:s text:c="2"/></text:p>
          </table:table-cell>
          <table:table-cell table:style-name="ce4" office:value-type="string" calcext:value-type="string">
            <text:p>926-LM386N-4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.2M <text:s/></text:p>
          </table:table-cell>
          <table:table-cell office:value-type="string" calcext:value-type="string">
            <text:p>660-MF1/4DCT52R1204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.8K <text:s/></text:p>
          </table:table-cell>
          <table:table-cell table:style-name="ce4" office:value-type="string" calcext:value-type="string">
            <text:p>603-MFR-25FBF52-1K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603-MFR-25FTF52-1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603-MFR-25FBF52-10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03-MFR-25FRF521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0K <text:s/></text:p>
          </table:table-cell>
          <table:table-cell table:style-name="ce4" office:value-type="string" calcext:value-type="string">
            <text:p>603-MFR-25FTE52-1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0M <text:s/></text:p>
          </table:table-cell>
          <table:table-cell table:style-name="ce4" office:value-type="string" calcext:value-type="string">
            <text:p>603-HHV-25FR-52-10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10K <text:s/></text:p>
          </table:table-cell>
          <table:table-cell table:style-name="ce4" office:value-type="string" calcext:value-type="string">
            <text:p>603-MFR-25FRF52-11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20K <text:s text:c="2"/></text:p>
          </table:table-cell>
          <table:table-cell table:style-name="ce4"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30K <text:s/></text:p>
          </table:table-cell>
          <table:table-cell table:style-name="ce4" office:value-type="string" calcext:value-type="string">
            <text:p>603-MFR-25FTE52-13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50K <text:s text:c="2"/></text:p>
          </table:table-cell>
          <table:table-cell table:style-name="ce4" office:value-type="string" calcext:value-type="string">
            <text:p>603-MFR-25FTE52-15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5K <text:s text:c="2"/></text:p>
          </table:table-cell>
          <table:table-cell table:style-name="ce4" office:value-type="string" calcext:value-type="string">
            <text:p>603-MFR-25FTE52-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80K <text:s/></text:p>
          </table:table-cell>
          <table:table-cell table:style-name="ce5" office:value-type="string" calcext:value-type="string">
            <text:p>603-MFR-25FTE52-18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8K <text:s/></text:p>
          </table:table-cell>
          <table:table-cell table:style-name="ce4" office:value-type="string" calcext:value-type="string">
            <text:p>603-MFR-25FTE52-18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K <text:s text:c="2"/></text:p>
          </table:table-cell>
          <table:table-cell table:style-name="ce5" office:value-type="string" calcext:value-type="string">
            <text:p>603-MFR-25FTE52-1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M <text:s text:c="2"/></text:p>
          </table:table-cell>
          <table:table-cell table:style-name="ce4" office:value-type="string" calcext:value-type="string">
            <text:p>603-MFR-25FTE52-1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603-MFR-25FTE52-2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00K <text:s text:c="2"/></text:p>
          </table:table-cell>
          <table:table-cell table:style-name="ce4" office:value-type="string" calcext:value-type="string">
            <text:p>603-MFR-25FTE52-2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0K <text:s/></text:p>
          </table:table-cell>
          <table:table-cell table:style-name="ce6" office:value-type="string" calcext:value-type="string">
            <text:p>603-MFR-25FTE52-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603-MFR-25FTE52-22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70K <text:s/></text:p>
          </table:table-cell>
          <table:table-cell table:style-name="ce6" office:value-type="string" calcext:value-type="string">
            <text:p>603-MFR-25FTE52-27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7K <text:s/></text:p>
          </table:table-cell>
          <table:table-cell table:style-name="ce6" office:value-type="string" calcext:value-type="string">
            <text:p>603-MFR-25FTE52-27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K <text:s text:c="2"/></text:p>
          </table:table-cell>
          <table:table-cell table:style-name="ce6" office:value-type="string" calcext:value-type="string">
            <text:p>603-MFR-25FTE52-2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M <text:s text:c="2"/></text:p>
          </table:table-cell>
          <table:table-cell table:style-name="ce5" office:value-type="string" calcext:value-type="string">
            <text:p>603-MFR-25FTE52-2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.3K <text:s/></text:p>
          </table:table-cell>
          <table:table-cell table:style-name="ce6" office:value-type="string" calcext:value-type="string">
            <text:p>603-MFR-25FTE52-3K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.9K <text:s text:c="2"/></text:p>
          </table:table-cell>
          <table:table-cell table:style-name="ce6" office:value-type="string" calcext:value-type="string">
            <text:p>603-MFR-25FTE52-3K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00K <text:s text:c="2"/></text:p>
          </table:table-cell>
          <table:table-cell table:style-name="ce6" office:value-type="string" calcext:value-type="string">
            <text:p>603-MFR-25FTE52-3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0K <text:s text:c="2"/></text:p>
          </table:table-cell>
          <table:table-cell table:style-name="ce6" office:value-type="string" calcext:value-type="string">
            <text:p>603-MFR-25FTE52-3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3K <text:s text:c="2"/></text:p>
          </table:table-cell>
          <table:table-cell table:style-name="ce6" office:value-type="string" calcext:value-type="string">
            <text:p>603-MFR-25FTE52-3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9K <text:s text:c="2"/></text:p>
          </table:table-cell>
          <table:table-cell table:style-name="ce5" office:value-type="string" calcext:value-type="string">
            <text:p>603-MFR-25FTE52-39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K <text:s text:c="2"/></text:p>
          </table:table-cell>
          <table:table-cell table:style-name="ce5" office:value-type="string" calcext:value-type="string">
            <text:p>603-MFR-25FTE52-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M <text:s/></text:p>
          </table:table-cell>
          <table:table-cell table:style-name="ce5" office:value-type="string" calcext:value-type="string">
            <text:p>603-MFR-25FTE52-3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4.7K <text:s text:c="2"/></text:p>
          </table:table-cell>
          <table:table-cell table:style-name="ce6" office:value-type="string" calcext:value-type="string">
            <text:p>603-MFR-25FTE52-4K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4.7M <text:s text:c="2"/></text:p>
          </table:table-cell>
          <table:table-cell table:style-name="ce6" office:value-type="string" calcext:value-type="string">
            <text:p>603-MFR-25FTE52-4M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43K <text:s text:c="2"/></text:p>
          </table:table-cell>
          <table:table-cell table:style-name="ce5" office:value-type="string" calcext:value-type="string">
            <text:p>603-MFR-25FTE52-4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603-MFR-25FTE52-47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470K <text:s text:c="2"/></text:p>
          </table:table-cell>
          <table:table-cell table:style-name="ce6" office:value-type="string" calcext:value-type="string">
            <text:p>603-MFR-25FTE52-47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475" calcext:value-type="float">
            <text:p>475</text:p>
          </table:table-cell>
          <table:table-cell table:style-name="ce5" office:value-type="string" calcext:value-type="string">
            <text:p>603-MFR-25FTE52-47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47K <text:s/></text:p>
          </table:table-cell>
          <table:table-cell table:style-name="ce5" office:value-type="string" calcext:value-type="string">
            <text:p>603-MFR-25FTE52-47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6.2K <text:s/></text:p>
          </table:table-cell>
          <table:table-cell table:style-name="ce6" office:value-type="string" calcext:value-type="string">
            <text:p>603-MFR-25FTE52-6K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680K <text:s/></text:p>
          </table:table-cell>
          <table:table-cell table:style-name="ce6" office:value-type="string" calcext:value-type="string">
            <text:p>603-MFR-25FTE52-68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9.1K <text:s/></text:p>
          </table:table-cell>
          <table:table-cell table:style-name="ce5" office:value-type="string" calcext:value-type="string">
            <text:p>603-MFR-25FTE52-9K1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PF102</text:p>
          </table:table-cell>
          <table:table-cell table:style-name="ce14" office:value-type="string" calcext:value-type="string">
            <text:p>Not available</text:p>
          </table:table-cell>
          <table:table-cell office:value-type="string" calcext:value-type="string">
            <text:p>https://www.amazon.com/Bridgold-10pcs-MPF102-N-Channel-Amplifier/dp/B095KMW2HS/ref=sr_1_2?keywords=mpf102+transistor&amp;qid=1685578664&amp;sr=8-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275 <text:s/></text:p>
          </table:table-cell>
          <table:table-cell office:value-type="string" calcext:value-type="string">
            <text:p>U1 <text:s/></text:p>
          </table:table-cell>
          <table:table-cell table:style-name="ce4" office:value-type="string" calcext:value-type="string">
            <text:p>584-OP275GPZ </text:p>
          </table:table-cell>
          <table:table-cell office:value-type="string" calcext:value-type="string">
            <text:p>Expensive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N4391 <text:s/></text:p>
          </table:table-cell>
          <table:table-cell office:value-type="string" calcext:value-type="string">
            <text:p>Q1 <text:s/></text:p>
          </table:table-cell>
          <table:table-cell table:style-name="ce4" office:value-type="string" calcext:value-type="string">
            <text:p>610-PN4391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lystyrene Capacitor (low leakage) <text:s text:c="2"/></text:p>
          </table:table-cell>
          <table:table-cell office:value-type="string" calcext:value-type="string">
            <text:p>.01uF <text:s text:c="2"/></text:p>
          </table:table-cell>
          <table:table-cell table:style-name="ce4" office:value-type="string" calcext:value-type="string">
            <text:p>23PW3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100K <text:s/></text:p>
          </table:table-cell>
          <table:table-cell table:style-name="ce4" office:value-type="string" calcext:value-type="string">
            <text:p>652-PDB12-H2251104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10K <text:s/></text:p>
          </table:table-cell>
          <table:table-cell table:style-name="ce4" office:value-type="string" calcext:value-type="string">
            <text:p>652-PDB12-H2251103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1M <text:s/></text:p>
          </table:table-cell>
          <table:table-cell table:style-name="ce4" office:value-type="string" calcext:value-type="string">
            <text:p>652-PDB12-H4301105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Audio Taper <text:s text:c="2"/>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52-PDB181E415K104A2</text:p>
          </table:table-cell>
          <table:table-cell office:value-type="string" calcext:value-type="string">
            <text:p>17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verb Tank P-RMOD-9AB3C1B <text:s/></text:p>
          </table:table-cell>
          <table:table-cell office:value-type="string" calcext:value-type="string">
            <text:p>MOD Reverb Tank <text:s/></text:p>
          </table:table-cell>
          <table:table-cell/>
          <table:table-cell office:value-type="string" calcext:value-type="string">
            <text:p>https://www.amplifiedparts.com/products/reverb-tank-mod-9ab3c1b-long-decay-3-sp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CA connector (PCB mount)</text:p>
          </table:table-cell>
          <table:table-cell/>
          <table:table-cell office:value-type="string" calcext:value-type="string">
            <text:p>502-PJRAN1X1U01AU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lvered Mica, Polycarbonate or Polystyrene Cap <text:s/></text:p>
          </table:table-cell>
          <table:table-cell office:value-type="string" calcext:value-type="string">
            <text:p>.005uF <text:s/></text:p>
          </table:table-cell>
          <table:table-cell table:style-name="ce4" office:value-type="string" calcext:value-type="string">
            <text:p>23PS2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 Pole 12 Throw Rotary Switch (non-shorting) <text:s text:c="2"/></text:p>
          </table:table-cell>
          <table:table-cell office:value-type="string" calcext:value-type="string">
            <text:p>SP12T <text:s text:c="2"/></text:p>
          </table:table-cell>
          <table:table-cell table:style-name="ce4" office:value-type="string" calcext:value-type="string">
            <text:p>611-A112S1RNCQ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 Pole 4 Throw Rotary Switch (non-shorting) <text:s text:c="2"/></text:p>
          </table:table-cell>
          <table:table-cell office:value-type="string" calcext:value-type="string">
            <text:p>SP4T <text:s text:c="2"/></text:p>
          </table:table-cell>
          <table:table-cell table:style-name="ce4" office:value-type="string" calcext:value-type="string">
            <text:p>611-A10405RNZQ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DT Switch <text:s/></text:p>
          </table:table-cell>
          <table:table-cell office:value-type="string" calcext:value-type="string">
            <text:p>SPDT <text:s/></text:p>
          </table:table-cell>
          <table:table-cell office:value-type="string" calcext:value-type="string">
            <text:p>633-M2012SD1W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ST PB Switch <text:s/></text:p>
          </table:table-cell>
          <table:table-cell office:value-type="string" calcext:value-type="string">
            <text:p>SPST <text:s/></text:p>
          </table:table-cell>
          <table:table-cell office:value-type="string" calcext:value-type="string">
            <text:p>633-SB221NC/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ST Switch <text:s/></text:p>
          </table:table-cell>
          <table:table-cell office:value-type="string" calcext:value-type="string">
            <text:p>SPST <text:s/></text:p>
          </table:table-cell>
          <table:table-cell office:value-type="string" calcext:value-type="string">
            <text:p>633-M2011S3A1W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SM2212</text:p>
          </table:table-cell>
          <table:table-cell office:value-type="string" calcext:value-type="string">
            <text:p>U3 <text:s/></text:p>
          </table:table-cell>
          <table:table-cell office:value-type="string" calcext:value-type="string">
            <office:annotation draw:style-name="gr1" draw:text-style-name="P2" svg:width="1.1413in" svg:height="0.7083in" svg:x="8.9291in" svg:y="19.1429in" draw:caption-point-x="-0.2402in" draw:caption-point-y="0.5945in">
              <dc:date>2023-05-31T00:00:00</dc:date>
              <text:p text:style-name="P1">SOIC-8</text:p>
            </office:annotation>
            <text:p>584-SSM2212RZ-R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ereo Headphone Jack <text:s text:c="2"/></text:p>
          </table:table-cell>
          <table:table-cell office:value-type="string" calcext:value-type="string">
            <text:p>Stereo Jack <text:s text:c="2"/></text:p>
          </table:table-cell>
          <table:table-cell office:value-type="string" calcext:value-type="string">
            <text:p>502-35FM3AUL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1 Op Amp <text:s/></text:p>
          </table:table-cell>
          <table:table-cell office:value-type="string" calcext:value-type="string">
            <text:p>TL071 <text:s/></text:p>
          </table:table-cell>
          <table:table-cell office:value-type="string" calcext:value-type="string">
            <text:p>595-TL071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2 Dual Op Amp <text:s/></text:p>
          </table:table-cell>
          <table:table-cell office:value-type="string" calcext:value-type="string">
            <text:p>TL072 <text:s/></text:p>
          </table:table-cell>
          <table:table-cell table:style-name="ce4" office:value-type="string" calcext:value-type="string">
            <text:p>595-TL072IP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4 Quad Op Amp <text:s/></text:p>
          </table:table-cell>
          <table:table-cell office:value-type="string" calcext:value-type="string">
            <text:p>TL074 <text:s/></text:p>
          </table:table-cell>
          <table:table-cell office:value-type="string" calcext:value-type="string">
            <text:p>595-TL074C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82 Dual Op Amp <text:s/></text:p>
          </table:table-cell>
          <table:table-cell office:value-type="string" calcext:value-type="string">
            <text:p>TL082 <text:s/></text:p>
          </table:table-cell>
          <table:table-cell office:value-type="string" calcext:value-type="string">
            <text:p>595-TL082A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84 Quad Op Amp <text:s/></text:p>
          </table:table-cell>
          <table:table-cell office:value-type="string" calcext:value-type="string">
            <text:p>TL084 <text:s/></text:p>
          </table:table-cell>
          <table:table-cell office:value-type="string" calcext:value-type="string">
            <text:p>595-TL084CN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100 ohm <text:s/></text:p>
          </table:table-cell>
          <table:table-cell office:value-type="string" calcext:value-type="string">
            <text:p>652-3339P-1-101LF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39P-1-104L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3339P-1-103L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3339P-1-105LF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06K-1-1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2K <text:s/></text:p>
          </table:table-cell>
          <table:table-cell office:value-type="string" calcext:value-type="string">
            <text:p>652-3306F-1-2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50K <text:s/></text:p>
          </table:table-cell>
          <table:table-cell office:value-type="string" calcext:value-type="string">
            <text:p>652-3306K-1-5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 text:c="2"/>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52-3306F-1-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ener Diode 5.1V <text:s/></text:p>
          </table:table-cell>
          <table:table-cell office:value-type="string" calcext:value-type="string">
            <text:p>1N5231B <text:s/></text:p>
          </table:table-cell>
          <table:table-cell office:value-type="string" calcext:value-type="string">
            <text:p>512-1N5231B</text:p>
          </table:table-cell>
          <table:table-cell table:number-columns-repeated="1019"/>
        </table:table-row>
        <table:table-row table:style-name="ro1" table:number-rows-repeated="122"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0483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FOS_ADSR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13</text:p>
          </table:table-cell>
          <table:table-cell/>
          <table:table-cell office:value-type="string" calcext:value-type="string">
            <text:p>100p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2, C3, C5, C7, C8, C9, C14</text:p>
          </table:table-cell>
          <table:table-cell/>
          <table:table-cell office:value-type="string" calcext:value-type="string">
            <text:p>.1u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10</text:p>
          </table:table-cell>
          <table:table-cell/>
          <table:table-cell office:value-type="string" calcext:value-type="string">
            <text:p>10u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.01u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2</text:p>
          </table:table-cell>
          <table:table-cell/>
          <table:table-cell office:value-type="string" calcext:value-type="string">
            <text:p>.001u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/>
          <table:table-cell office:value-type="string" calcext:value-type="string">
            <text:p>1u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15u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, D2, D3, D4, D5</text:p>
          </table:table-cell>
          <table:table-cell/>
          <table:table-cell office:value-type="string" calcext:value-type="string">
            <text:p>1N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2, J3</text:p>
          </table:table-cell>
          <table:table-cell/>
          <table:table-cell office:value-type="string" calcext:value-type="string">
            <text:p>AudioJack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4, J5, J6, J7, J8, J9, J10, J11, J12, J13, J14, J15</text:p>
          </table:table-cell>
          <table:table-cell/>
          <table:table-cell office:value-type="string" calcext:value-type="string">
            <text:p>Conn_01x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47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15</text:p>
          </table:table-cell>
          <table:table-cell/>
          <table:table-cell office:value-type="string" calcext:value-type="string">
            <text:p>1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, R5, R8, R11, R12, R13, R20</text:p>
          </table:table-cell>
          <table:table-cell/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7, R10</text:p>
          </table:table-cell>
          <table:table-cell/>
          <table:table-cell office:value-type="string" calcext:value-type="string">
            <text:p>20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, R9, R14</text:p>
          </table:table-cell>
          <table:table-cell/>
          <table:table-cell office:value-type="string" calcext:value-type="string">
            <text:p>100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6, R17, R22</text:p>
          </table:table-cell>
          <table:table-cell/>
          <table:table-cell office:value-type="string" calcext:value-type="string">
            <text:p>1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/>
          <table:table-cell office:value-type="string" calcext:value-type="string">
            <text:p>10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/>
          <table:table-cell office:value-type="string" calcext:value-type="string">
            <text:p>2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1, R24, R25</text:p>
          </table:table-cell>
          <table:table-cell/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1, S2</text:p>
          </table:table-cell>
          <table:table-cell/>
          <table:table-cell office:value-type="string" calcext:value-type="string">
            <text:p>SW_SP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L0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/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/>
          <table:table-cell office:value-type="float" office:value="40106" calcext:value-type="float">
            <text:p>401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/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TL084</text:p>
          </table:table-cell>
        </table:table-row>
      </table:table>
      <table:table table:name="MFOS_LFO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 C4, C5, C7, C8, 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, C1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1, J2, J3, J4, J5, J6, J7, J8, J9, J10, J11, J12, J13, J14, J15, J16, J17, J18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6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6-D.PD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4, Q5</text:p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Transistor_FET:BF245C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BF245A-D.PD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4, R25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20, R6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, R11, R35, R40, R41, R44, R47, R51, R52, R58, 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5, R7, R13, R27, R30, R33, R36, R42, R56, R6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63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5, R21, R26, R29, R53, R5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 R6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2, R50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8, R4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9, R49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9.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8, R54, R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, U5, U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  <table:table-cell/>
          <table:table-cell office:value-type="string" calcext:value-type="string">
            <text:p>http://www.ti.com/lit/ds/symlink/lm13700.pd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:TL082_1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</table:table>
      <table:table table:name="MFOS_QUAD_3INP_AUDIO_MIX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1, C2, C3, C5, C7, C8, C11, C12, C13, C15, C17, 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, C6, C14, C16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9, C10, C19, C20, C29, C3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1, C22, C23, C24, C25, C26, C27, C2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1, J2, J3, J4, J5, J6, J7, J8, J9, J10, J11, J12, J13, J14, J15, J16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17, J18, J19, J20, J21, J22, J23, J24, J25, J26, J27, J28, J29, J30, J31, J32, J33, J34, J35, J36, J37, J38, J39, J40, J41, J42, J43, J44, J4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, R4, R13, R16, R21, R24, R29, R32, R41, R44, R47, 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5, R30, R3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, R6, R9, R12, R15, R18, R22, R23, R25, R26, R27, R28, R31, R34, R37, R40, R43, R46, R51, R52, R53, R54, R55, R5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, R10, R35, R38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, R11, R36, R3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4, R17, R19, R20, R42, R45, R48, R5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, S2, S4, S5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3, S6</text:p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</table:table>
      <table:table table:name="MFOS_QUAD_3INP_MOD_MIX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 C3, C4, C5, C7, C9, C11, C1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 C6, C8, C10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1, J2, J3, J4, J5, J6, J7, J8, J9, J10, J11, J12, J13, J14, J15, J16, J17, J18, J19, J20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:Barrel_Jack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21, J22, J23, J24, J25, J26, J27, J28, J29, J30, J31, J32, J33, J34, J35, J36, J37, J38, J39, J40, J41, J42, J43, J44, J45, J46, J47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, R7, R14, R16, R17, R23, R30, R32, R33, R39, R46, R48, R49, R55, R62, R6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, R3, R13, R15, R18, R19, R29, R31, R34, R35, R45, R47, R50, R52, R61, R6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4, R5, R20, R21, R36, R37, R53, R54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6, R12, R22, R28, R38, R44, R51, 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8, R9, R24, R25, R40, R41, R56, R5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0, R11, R26, R27, R42, R43, R58, 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, U2, 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</table:table>
      <table:table table:name="MFOS_RING_MO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1, C2, C3, C6, C7, C8, C9, C10, C12, C13, C14, C15, C1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7, C18, C19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1, J2, J3, J4, J5, J6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:Barrel_Jack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7, J8, J9, J10, J11, J12, J13, J14, J15, J16, J17, J18, J19, J20, J21, J22, J23, J24, J25, J26, J27, J28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6-D.PD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, R4, R8, R15, R18, 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6, R9, R1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, R5, R11, 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7, R12, R25, R26, R33, R36, R37, R38, R4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19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 R24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8, R29, R34, R35, R4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.2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 R3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9, R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2, R44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, U3, U4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  <table:table-cell/>
          <table:table-cell office:value-type="string" calcext:value-type="string">
            <text:p>http://www.ti.com/lit/ds/symlink/lm13700.pd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D633</text:p>
          </table:table-cell>
          <table:table-cell office:value-type="string" calcext:value-type="string">
            <text:p>dhk:AD633</text:p>
          </table:table-cell>
          <table:table-cell table:number-columns-repeated="2"/>
        </table:table-row>
      </table:table>
      <table:table table:name="MFOS_SAMPLE_HOLD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13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16, C18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5, C6, C7, C10, C11, C12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0047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1, J2, J3, J4, J5, J6, J7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8, J9, J10, J11, J12, J13, J14, J15, J16, J17, J18, J19, J2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4, Q5, Q6</text:p>
          </table:table-cell>
          <table:table-cell office:value-type="string" calcext:value-type="string">
            <text:p>J112</text:p>
          </table:table-cell>
          <table:table-cell office:value-type="string" calcext:value-type="string">
            <text:p>dhk:J112</text:p>
          </table:table-cell>
          <table:table-cell/>
          <table:table-cell office:value-type="string" calcext:value-type="string">
            <text:p>https://www.onsemi.com/pub/Collateral/MMBFJ113-D.PD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, R14, R15, R20, R25, R31, R32, R35, R4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2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, R7, 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6, R8, R9, R10, R13, R16, R23, R24, R28, 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7, R34, R36, 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 R3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F444</text:p>
          </table:table-cell>
          <table:table-cell office:value-type="string" calcext:value-type="string">
            <text:p>dhk:LF444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</table:table>
      <table:table table:name="MFOS_SEQ_ANALOG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1, J2, J3, J4, J5, J6, J7, J8, J9, J1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72, R7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4, R7, R8, R11, R13, R15, R18, R19, R22, R24, R28, R30, R32, R34, R35, R38, R40, R42, R44, R46, R48, R50, R53, R54, R57, R59, R62, R63, R66, R67, R69, R7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5, R6, R10, R12, R17, R23, R26, R31, R33, R36, R41, R45, R52, R58, R64, R65, R7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9, R14, R20, R21, R27, R29, R37, R39, R43, R49, R55, R56, R60, R61, R68, R7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4xxx_IEEE:40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1</text:p>
          </table:table-cell>
          <table:table-cell office:value-type="string" calcext:value-type="string">
            <text:p>LM336-2.5V</text:p>
          </table:table-cell>
          <table:table-cell office:value-type="string" calcext:value-type="string">
            <text:p>Reference_Voltage:LM285M-ADJ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lm185-adj.pdf</text:p>
          </table:table-cell>
        </table:table-row>
      </table:table>
      <table:table table:name="MFOS_SEQ_DIGITAL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 C3, C7, C8, C15, C16, C22, C23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, C4, C5, C6, C9</text:p>
          </table:table-cell>
          <table:table-cell office:value-type="string" calcext:value-type="string">
            <text:p>0.022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2, C13, C14, C18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9, C2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1, D2, D3, D4, D5, D6, D7, D8, D9, D10, D11, D12, D13, D14, D15, D16, D17, D18, D19, D20, D21, D22, D23, D24, D25, D26, D27, D28, D29, D30, D3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1, J2, J3, J4, J5, J6, J7, J8, J9, J10, J11, J12, J13, J14, J15, J16, J17, J18, J19, J20, J21, J22, J23, J24, J25, J26, J27, J28, J29, J3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D1, LED2, LED3, LED4, LED5, LED6, LED7, LED8, LED9, LED10, LED11, LED12, LED13, LED14, LED15, LED16, LED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, R5, R10, R11, R17, R20, 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6, R15, R22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, R7, R16, R2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, R8, R12, R4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9, R26, R28, R32, R44, R45, R46, 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3, R14, R33, R3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4, R30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5, R34, R3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7, R29, R41, 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 R35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, S2, S3, S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5, S6, S7, S8, S10, S11, S13, S14, S17, S18, S19, S20, S21, S22, S23, S24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W_Rotary12</text:p>
          </table:table-cell>
          <table:table-cell office:value-type="string" calcext:value-type="string">
            <text:p>Switch:SW_Rotary12</text:p>
          </table:table-cell>
          <table:table-cell/>
          <table:table-cell office:value-type="string" calcext:value-type="string">
            <text:p>http://cdn-reichelt.de/documents/datenblatt/C200/DS-Serie%23LOR.pd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Switch:SW_DPDT_x2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W_Rotary1x4</text:p>
          </table:table-cell>
          <table:table-cell office:value-type="string" calcext:value-type="string">
            <text:p>dhk:SW_Rotary1x4</text:p>
          </table:table-cell>
          <table:table-cell/>
          <table:table-cell office:value-type="string" calcext:value-type="string">
            <text:p>http://cdn-reichelt.de/documents/datenblatt/C200/DS-Serie%23LOR.pd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, U2, U6</text:p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4xxx:40106</text:p>
          </table:table-cell>
          <table:table-cell/>
          <table:table-cell office:value-type="string" calcext:value-type="string">
            <text:p>https://assets.nexperia.com/documents/data-sheet/HEF40106B.pd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4xxx:4013</text:p>
          </table:table-cell>
          <table:table-cell/>
          <table:table-cell office:value-type="string" calcext:value-type="string">
            <text:p>http://www.onsemi.com/pub/Collateral/MC14013B-D.PD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float" office:value="40193" calcext:value-type="float">
            <text:p>40193</text:p>
          </table:table-cell>
          <table:table-cell office:value-type="string" calcext:value-type="string">
            <text:p>4xxx_IEEE:4019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4xxx_IEEE:451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HC4094</text:p>
          </table:table-cell>
          <table:table-cell office:value-type="string" calcext:value-type="string">
            <text:p>dhk:HC4094</text:p>
          </table:table-cell>
          <table:table-cell/>
          <table:table-cell office:value-type="string" calcext:value-type="string">
            <text:p>https://assets.nexperia.com/documents/data-sheet/74HC_HCT4094.pdf</text:p>
          </table:table-cell>
        </table:table-row>
      </table:table>
      <table:table table:name="MFOS_STEREO_AUTO_PANN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3, C5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4, C6, C8, C9, C10, C12, C13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4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, R15, R23, R30, R31, R34, R35, R38, R41, R43, R47, 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 R40, R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, R14, R27, R2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7, R10, R11, R29, R5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, R46, R52, R5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2, R16, R44, R51, R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3, R25, R2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7, R22, R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8, R33, R5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 R3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 R3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4, R4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:TL084_1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4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  <table:table-cell/>
          <table:table-cell office:value-type="string" calcext:value-type="string">
            <text:p>http://www.ti.com/lit/ds/symlink/lm13700.pd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5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dhk:LF411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4xxx:40106</text:p>
          </table:table-cell>
          <table:table-cell/>
          <table:table-cell office:value-type="string" calcext:value-type="string">
            <text:p>https://assets.nexperia.com/documents/data-sheet/HEF40106B.pd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4xxx:4013</text:p>
          </table:table-cell>
          <table:table-cell/>
          <table:table-cell office:value-type="string" calcext:value-type="string">
            <text:p>http://www.onsemi.com/pub/Collateral/MC14013B-D.PD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:LF411_3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</table:table>
      <table:table table:name="MFOS_STEREO_MIX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, C3, C5, C7, C16, C17, C18, C20, C21, C22, C23, C33, C43, C4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, C4, C6, C8, C11, C14, C31, C32, C41, C4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9, C10, C12, C13, C24, C25, C26, C27, C34, C35, C36, C3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 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8, C3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9, C38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0, C40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1, J2, J3, J4, J5, J6, J7, J8, J9, J10, J11, J12, J13, J14, J15, J16, J18, J19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:Barrel_Jack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Connector:AudioJack2_Groun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, R7, R9, R13, R17, R22, R24, R28, R32, R37, R39, R43, R47, R52, R54, R5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, R18, R33, R4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, R19, R34, R4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5, R6, R8, R15, R20, R21, R23, R30, R35, R36, R38, R45, R50, R51, R53, R60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0, R11, R12, R14, R25, R26, R27, R29, R40, R41, R42, R44, R55, R56, R57, R5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61, R62, R64, R66, R68, R69, R71, R7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3, R65, R70, R72, R7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_Dual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67, R74, R80, R81, R83, R84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5, R79, R8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7, R7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2, R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Amplifier_Operational:TL071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:TL072_2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:TL072_3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8, U9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Amplifier_Audio:LM386</text:p>
          </table:table-cell>
          <table:table-cell/>
          <table:table-cell office:value-type="string" calcext:value-type="string">
            <text:p>http://www.ti.com/lit/ds/symlink/lm386.pdf</text:p>
          </table:table-cell>
        </table:table-row>
      </table:table>
      <table:table table:name="MFOS_VCA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 C3, C5, 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V1, CV2, J1, J2, J4, J5, J6, J8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3, J7, J9, J10, J11, J12, J13, J14, J15, J16, J17, J18, J19, J20, J21, J22, J23, J2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6-D.P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, R2, R4, R5, R11, R12, R19, R23, R24, R26, R27, R33, R36, 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, R7, R13, R25, R29, R3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2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, R15, R30, R35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3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, R32, R45, 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34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6, R3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8, R4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 R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 R4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2, R4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6, R48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:LM13700_1</text:p>
          </table:table-cell>
          <table:table-cell/>
          <table:table-cell office:value-type="string" calcext:value-type="string">
            <text:p>http://www.ti.com/lit/ds/symlink/lm13700.pdf</text:p>
          </table:table-cell>
        </table:table-row>
      </table:table>
      <table:table table:name="MFOS_VCO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 C8, C15, C16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 C17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001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.005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0.002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4.7p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onnector_Generic:Conn_02x08_Odd_Even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2, J3, J4, J5, J6, J7, J8, J9, J10, J11</text:p>
          </table:table-cell>
          <table:table-cell office:value-type="string" calcext:value-type="string">
            <text:p>AudioJack2</text:p>
          </table:table-cell>
          <table:table-cell office:value-type="string" calcext:value-type="string">
            <text:p>Connector:AudioJack2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12, J13, J14, J15, J16, J17, J18, J19, J21, J23, J2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N4391</text:p>
          </table:table-cell>
          <table:table-cell office:value-type="string" calcext:value-type="string">
            <text:p>Device:Q_NJFET_DGS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, R12, R13, R17, R25, R32, R35, R40, R42, R47, R7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, R3, R11, R39, R60, R6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6, R10, R15, R18, R23, R29, R31, R44, R50, R66, R6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, R28, R30, R45, R6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, R36, R5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4, R21, R4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 R6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2, R26, R34, R49, 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Thermistor_PT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275</text:p>
          </table:table-cell>
          <table:table-cell office:value-type="string" calcext:value-type="string">
            <text:p>Amplifier_Operational:OP275</text:p>
          </table:table-cell>
          <table:table-cell/>
          <table:table-cell office:value-type="string" calcext:value-type="string">
            <text:p>https://www.analog.com/media/en/technical-documentation/data-sheets/OP275.pd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SM2212</text:p>
          </table:table-cell>
          <table:table-cell office:value-type="string" calcext:value-type="string">
            <text:p>Transistor_BJT:SSM2210</text:p>
          </table:table-cell>
          <table:table-cell/>
          <table:table-cell office:value-type="string" calcext:value-type="string">
            <text:p>https://www.analog.com/media/en/technical-documentation/obsolete-data-sheets/SSM2210.pd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  <table:table-cell/>
          <table:table-cell office:value-type="string" calcext:value-type="string">
            <text:p>http://www.ti.com/lit/ds/symlink/lm13700.pd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Amplifier_Operational:TL071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</table:table>
      <table:table table:name="MFOS_VC_REVERB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6, C7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.047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5, C15, C16, C17, C18, C19, C21, C22, C23, C24, C2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8, C20, C2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0, C11, 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:Barrel_Jack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1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6-D.PD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3, R34, R3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4, R5, R12, R26, 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2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8, R19, R3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, R25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3, R14, R18, R23, R24, R29, R30, 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5, R28, 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6, R3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3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Amplifier_Audio:LM386</text:p>
          </table:table-cell>
          <table:table-cell/>
          <table:table-cell office:value-type="string" calcext:value-type="string">
            <text:p>http://www.ti.com/lit/ds/symlink/lm386.pd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dhk:LF411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:TL074_1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:LM13700_2</text:p>
          </table:table-cell>
          <table:table-cell/>
          <table:table-cell office:value-type="string" calcext:value-type="string">
            <text:p>http://www.ti.com/lit/ds/symlink/lm13700.pd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5, 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1N5231B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~</text:p>
          </table:table-cell>
        </table:table-row>
      </table:table>
      <table:named-expressions/>
      <table:database-ranges>
        <table:database-range table:name="__Anonymous_Sheet_DB__0" table:target-range-address="Mapping.B1:Mapping.C127" table:contains-header="false">
          <table:filter table:display-duplicates="false">
            <table:filter-and>
              <table:filter-condition table:data-type="number" table:value="" table:operator="=" table:field-number="0"/>
              <table:filter-condition table:data-type="number" table:value="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0:08:45.670967372</meta:creation-date>
    <meta:generator>LibreOffice/7.3.7.2$Linux_X86_64 LibreOffice_project/30$Build-2</meta:generator>
    <dc:date>2023-05-31T21:37:17.197899452</dc:date>
    <meta:editing-duration>P4DT5H22S</meta:editing-duration>
    <meta:editing-cycles>35</meta:editing-cycles>
    <meta:document-statistic meta:table-count="14" meta:cell-count="2719" meta:object-count="0"/>
  </office:meta>
</office:document-meta>
</file>